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fo:margin-left="0in" fo:margin-right="0in" fo:text-indent="0.5in" style:auto-text-indent="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gaming room client is software for users to play the “Draw it or lose it” web application game. The main objective was to build their existing successful web application and expand it to multiple platforms such as mobile, Linux, Mac, and windows. What was done particularly well in developing the documentation was the executive summary section. What I found helpful while designing the document, was looking at real-life examples and getting an idea of how to tackle each section.</text:p>
      <text:p text:style-name="P1">When developing the code what I found particularly helpful was looking into the UML. It helped me understand what functions were needed as well as the accessors and mutators to understand the overall structure of the program. One thing I probably would revise is the advantages and disadvantages of each operating system. Parts I could have done a better job of elaborating on to make a stronger argument why would this be a good choice or not.</text:p>
      <text:p text:style-name="P1">I interpret the user's needs by compartmentalizing what is a requirement and base coding objectives on those requirements. It's important to consider what the user needs so you can avoid potential legal issues and avoid increasing errors and misinterpretation within the designs which can cost money and time.</text:p>
      <text:p text:style-name="P1">When designing software I look at the objectives and requirements. Analyzing the objectives and requirements I could then proceed with planning than coding. In the future, I would like to be better at breaking down requirements and objectives to ensure my planning phase is success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Myles Pruitt</text:p>
        <text:p text:style-name="Standard">10/16/2022</text:p>
        <text:p text:style-name="Standard">CS-230-H7502</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254" meta:character-count="1557" meta:non-whitespace-character-count="1310"/>
    <meta:generator>LibreOfficeDev/6.0.5.2$Linux_X86_64 LibreOffice_project/</meta:generator>
  </office:meta>
</office:document-meta>
</file>